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5.8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>
            <text:p>Art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heory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Mint</text:p>
          </table:table-cell>
          <table:table-cell table:style-name="ce1" office:value-type="string">
            <text:p>Management</text:p>
          </table:table-cell>
          <table:table-cell table:style-name="ce1" office:value-type="string">
            <text:p>Project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string">
            <text:p>WPM (6)</text:p>
          </table:table-cell>
          <table:table-cell table:style-name="ce2" table:number-columns-repeated="4"/>
          <table:table-cell office:value-type="string">
            <text:p>Final Assignment (18)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WPM (6)</text:p>
          </table:table-cell>
          <table:table-cell table:style-name="ce2" table:number-columns-repeated="3"/>
          <table:table-cell office:value-type="string">
            <text:p>Marketing (6)</text:p>
          </table:table-cell>
          <table:table-cell office:value-type="string">
            <text:p>Free Game Project (12)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chnical Art (6)</text:p>
          </table:table-cell>
          <table:table-cell office:value-type="string">
            <text:p>WPM (6)</text:p>
          </table:table-cell>
          <table:table-cell office:value-type="string">
            <text:p>Narrative Design/Storytelling (6)</text:p>
          </table:table-cell>
          <table:table-cell table:style-name="ce2" table:number-columns-repeated="2"/>
          <table:table-cell office:value-type="string">
            <text:p>Product Management (6)</text:p>
          </table:table-cell>
          <table:table-cell office:value-type="string">
            <text:p>Complex Digital Game (6)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/>
          <table:table-cell office:value-type="string">
            <text:p>AR, IoT (6)</text:p>
          </table:table-cell>
          <table:table-cell office:value-type="string">
            <text:p>Level Design (6)</text:p>
          </table:table-cell>
          <table:table-cell table:style-name="ce2"/>
          <table:table-cell office:value-type="string">
            <text:p>Simulation, Statistics (6)</text:p>
          </table:table-cell>
          <table:table-cell office:value-type="string">
            <text:p>QA, Localisation (6)</text:p>
          </table:table-cell>
          <table:table-cell office:value-type="string">
            <text:p>AR/VR Experience (6)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nimation (6)</text:p>
          </table:table-cell>
          <table:table-cell office:value-type="string">
            <text:p>Intermediate, VR (6)</text:p>
          </table:table-cell>
          <table:table-cell table:style-name="ce2"/>
          <table:table-cell office:value-type="string">
            <text:p>Sound Design, Interactive Audio (6)</text:p>
          </table:table-cell>
          <table:table-cell office:value-type="string">
            <text:p>Hardware (6)</text:p>
          </table:table-cell>
          <table:table-cell table:style-name="ce2"/>
          <table:table-cell office:value-type="string">
            <text:p>Simple Digital Game (6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deling (6)</text:p>
          </table:table-cell>
          <table:table-cell office:value-type="string">
            <text:p>Object Oriented, Engine (6)</text:p>
          </table:table-cell>
          <table:table-cell office:value-type="string">
            <text:p>Game Design (6)</text:p>
          </table:table-cell>
          <table:table-cell office:value-type="string">
            <text:p>Foundation (6)</text:p>
          </table:table-cell>
          <table:table-cell table:style-name="ce2" table:number-columns-repeated="2"/>
          <table:table-cell office:value-type="string">
            <text:p>Physical Game (6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ketching (6)</text:p>
          </table:table-cell>
          <table:table-cell office:value-type="string">
            <text:p>Procedural, Web (6)</text:p>
          </table:table-cell>
          <table:table-cell office:value-type="string">
            <text:p>Digital Media Foundation (6)</text:p>
          </table:table-cell>
          <table:table-cell table:style-name="ce2"/>
          <table:table-cell office:value-type="string">
            <text:p>Math &amp; Physiscs (6)</text:p>
          </table:table-cell>
          <table:table-cell office:value-type="string">
            <text:p>Project Management/Scrum (6)</text:p>
          </table:table-cell>
          <table:table-cell table:style-name="ce2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4"/>
          <table:table-cell table:style-name="ce3"/>
          <table:table-cell table:number-columns-repeated="3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9">09.10.2022</text:date>, <text:time>18:05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0-09T18:05:16.93</dc:date>
    <dc:creator>Jirka Dell'Oro-Friedl</dc:creator>
    <meta:editing-duration>PT1H7M41S</meta:editing-duration>
    <meta:editing-cycles>5</meta:editing-cycles>
    <meta:generator>OpenOffice/4.1.5$Win32 OpenOffice.org_project/415m1$Build-9789</meta:generator>
    <meta:document-statistic meta:table-count="3" meta:cell-count="46" meta:object-count="0"/>
  </office:meta>
</office:document-meta>
</file>